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 Black" svg:font-family="'Noto Sans Devanagari Black'" style:font-family-generic="swiss"/>
    <style:font-face style:name="Noto Sans Devanagari Black1" svg:font-family="'Noto Sans Devanagari Black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Emphasis">"Personalizované vyhľadávanie: Ako odporúčacie systémy ovplyvňujú online skúsenosti používateľov"</text:span></text:h>
      <text:list text:style-name="L1">
        <text:list-item>
          <text:p text:style-name="P1"><text:span text:style-name="Strong_20_Emphasis">Spresnenie témy</text:span>: V článku sa zameriam na to, ako odporúčacie systémy personalizujú výsledky prehliadania a vyhľadávania na internete. Plánujem analyzovať algoritmy, ktoré používajú vyhľadávače (napríklad Google) a online platformy na poskytovanie výsledkov šitých na mieru na základe používateľských údajov, ako sú história prehliadania, poloha, záujmy a interakcie. Budem tiež skúmať, aké výhody a riziká prináša personalizácia, ako napríklad zvýšenie relevantnosti informácií vs. nebezpečenstvo vytvárania "filter bubbles."</text:p>
        </text:list-item>
        <text:list-item>
          <text:p text:style-name="P2"><text:span text:style-name="Strong_20_Emphasis">Inšpirácia</text:span>: Tento nápad vznikol na základe čítania článku o personalizovanom prehliadaní na Wikipédii a rozširujúcej literatúry o personalizovaných vyhľadávacích systémoch a ich vplyve na používateľské správanie.</text:p>
        </text:list-item>
      </text:list>
      <text:h text:style-name="Heading_20_3" text:outline-level="3">Relevantné témy na pokrytie:</text:h>
      <text:list text:style-name="L2">
        <text:list-item>
          <text:p text:style-name="P3"><text:span text:style-name="Strong_20_Emphasis">Algoritmy personalizácie v prehliadačoch a vyhľadávačoch</text:span>: Ako systémy ako Google, Bing, a Amazon využívajú používateľské údaje na prispôsobenie výsledkov.</text:p>
        </text:list-item>
        <text:list-item>
          <text:p text:style-name="P3"><text:span text:style-name="Strong_20_Emphasis">Riziká filtrovania obsahu (filter bubbles)</text:span>: Čo sa stane, keď algoritmy zobrazujú len informácie, ktoré podporujú existujúce názory používateľa, a ako to ovplyvňuje prístup k rôznym názorom.</text:p>
        </text:list-item>
        <text:list-item>
          <text:p text:style-name="P3"><text:span text:style-name="Strong_20_Emphasis">Ochrana súkromia a transparentnosť</text:span>: Aké dáta sú potrebné pre personalizáciu, a ako môžu platformy nájsť rovnováhu medzi personalizáciou a ochranou súkromia.</text:p>
        </text:list-item>
        <text:list-item>
          <text:p text:style-name="P4"><text:span text:style-name="Strong_20_Emphasis">Vplyv na rozhodovacie procesy používateľov</text:span>: Ako personalizované prehliadanie a vyhľadávanie ovplyvňuje rozhodovanie používateľov v e-commerce, výskume, a každodenných aktivitách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 Black" svg:font-family="'Noto Sans Devanagari Black'" style:font-family-generic="swiss"/>
    <style:font-face style:name="Noto Sans Devanagari Black1" svg:font-family="'Noto Sans Devanagari Black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 Black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 Black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 Black1" style:font-family-complex="'Noto Sans Devanagari Bl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 Black" style:font-family-complex="'Noto Sans Devanagari Bl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 Black" style:font-family-complex="'Noto Sans Devanagari Bl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Black" style:font-family-complex="'Noto Sans Devanagari Black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 Black1" style:font-family-complex="'Noto Sans Devanagari Black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1:18:40.768749877</meta:creation-date>
    <dc:date>2024-09-26T01:20:14.463935888</dc:date>
    <meta:editing-duration>PT1M33S</meta:editing-duration>
    <meta:editing-cycles>2</meta:editing-cycles>
    <meta:generator>LibreOffice/24.8.1.2$Linux_X86_64 LibreOffice_project/480$Build-2</meta:generator>
    <meta:document-statistic meta:table-count="0" meta:image-count="0" meta:object-count="0" meta:page-count="1" meta:paragraph-count="8" meta:word-count="196" meta:character-count="1545" meta:non-whitespace-character-count="1363"/>
  </office:meta>
</office:document-meta>
</file>